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12">
      <style:paragraph-properties fo:margin-left="1in" fo:margin-right="0in" fo:text-indent="-0.25in" style:auto-text-indent="false"/>
    </style:style>
    <style:style style:name="P22" style:family="paragraph" style:parent-style-name="Standard" style:list-style-name="WWNum5">
      <style:paragraph-properties fo:margin-left="1in" fo:margin-right="0in" fo:text-indent="-0.25in" style:auto-text-indent="false"/>
    </style:style>
    <style:style style:name="P23" style:family="paragraph" style:parent-style-name="Standard" style:list-style-name="WWNum21">
      <style:paragraph-properties fo:margin-left="1in" fo:margin-right="0in" fo:text-indent="-0.25in" style:auto-text-indent="false"/>
    </style:style>
    <style:style style:name="P24" style:family="paragraph" style:parent-style-name="Standard" style:list-style-name="WWNum11">
      <style:paragraph-properties fo:margin-left="1in" fo:margin-right="0in" fo:text-indent="-0.25in" style:auto-text-indent="false"/>
    </style:style>
    <style:style style:name="P25" style:family="paragraph" style:parent-style-name="Standard" style:list-style-name="WWNum19">
      <style:paragraph-properties fo:margin-left="1in" fo:margin-right="0in" fo:text-indent="-0.25in" style:auto-text-indent="false"/>
    </style:style>
    <style:style style:name="P26" style:family="paragraph" style:parent-style-name="Standard" style:list-style-name="WWNum8">
      <style:paragraph-properties fo:margin-left="1in" fo:margin-right="0in" fo:text-indent="-0.25in" style:auto-text-indent="false"/>
    </style:style>
    <style:style style:name="P27" style:family="paragraph" style:parent-style-name="Standard" style:list-style-name="WWNum1">
      <style:paragraph-properties fo:margin-left="1in" fo:margin-right="0in" fo:text-indent="-0.25in" style:auto-text-indent="false"/>
    </style:style>
    <style:style style:name="P28" style:family="paragraph" style:parent-style-name="Standard" style:list-style-name="WWNum14">
      <style:paragraph-properties fo:margin-left="1in" fo:margin-right="0in" fo:text-indent="-0.25in" style:auto-text-indent="false"/>
    </style:style>
    <style:style style:name="P29" style:family="paragraph" style:parent-style-name="Standard" style:list-style-name="WWNum9">
      <style:paragraph-properties fo:margin-left="1in" fo:margin-right="0in" fo:text-indent="-0.25in" style:auto-text-indent="false"/>
    </style:style>
    <style:style style:name="P30" style:family="paragraph" style:parent-style-name="Standard" style:list-style-name="WWNum13">
      <style:paragraph-properties fo:margin-left="1in" fo:margin-right="0in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text-indent="-0.25in" style:auto-text-indent="false"/>
    </style:style>
    <style:style style:name="P32" style:family="paragraph" style:parent-style-name="Standard" style:list-style-name="WWNum11">
      <style:paragraph-properties fo:margin-left="1.5in" fo:margin-right="0in" fo:text-indent="-0.25in" style:auto-text-indent="false"/>
    </style:style>
    <style:style style:name="P33" style:family="paragraph" style:parent-style-name="Standard" style:list-style-name="WWNum8">
      <style:paragraph-properties fo:margin-left="1.5in" fo:margin-right="0in" fo:text-indent="-0.25in" style:auto-text-indent="false"/>
    </style:style>
    <style:style style:name="P34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35" style:family="paragraph" style:parent-style-name="Standard" style:list-style-name="WWNum14">
      <style:paragraph-properties fo:margin-left="1.5in" fo:margin-right="0in" fo:text-indent="-0.25in" style:auto-text-indent="false"/>
    </style:style>
    <style:style style:name="P36" style:family="paragraph" style:parent-style-name="Standard" style:list-style-name="WWNum9">
      <style:paragraph-properties fo:margin-left="1.5in" fo:margin-right="0in" fo:text-indent="-0.25in" style:auto-text-indent="false"/>
    </style:style>
    <style:style style:name="P37" style:family="paragraph" style:parent-style-name="Standard" style:list-style-name="WWNum13">
      <style:paragraph-properties fo:margin-left="1.5in" fo:margin-right="0in" fo:text-indent="-0.25in" style:auto-text-indent="false"/>
    </style:style>
    <style:style style:name="P38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39" style:family="paragraph" style:parent-style-name="Standard" style:list-style-name="WWNum1">
      <style:paragraph-properties fo:margin-left="2in" fo:margin-right="0in" fo:text-indent="-0.25in" style:auto-text-indent="false"/>
    </style:style>
    <style:style style:name="P40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wl6re7w0z83f"/>Python Workshop - Day 1</text:p>
      <text:p text:style-name="Heading_20_1"><text:bookmark text:name="_vxb3jrc825zo"/>Why programming?</text:p>
      <text:list xml:id="list300131983" text:style-name="WWNum12">
        <text:list-item>
          <text:p text:style-name="P1">Computers provide the following benefits:</text:p>
          <text:list>
            <text:list-item>
              <text:p text:style-name="P21">Can execute repeated tasks easily</text:p>
            </text:list-item>
            <text:list-item>
              <text:p text:style-name="P21">Can calculate solutions quickly</text:p>
            </text:list-item>
            <text:list-item>
              <text:p text:style-name="P21">Can organize large amount fo data</text:p>
            </text:list-item>
            <text:list-item>
              <text:p text:style-name="P21">Can visualize information</text:p>
            </text:list-item>
          </text:list>
        </text:list-item>
      </text:list>
      <text:p text:style-name="Heading_20_2"><text:bookmark text:name="_a7muuibflbzi"/>Applications of Programming: Communication</text:p>
      <text:list xml:id="list2170286850" text:style-name="WWNum15">
        <text:list-item>
          <text:p text:style-name="P2">Transmitting data worldwide</text:p>
        </text:list-item>
        <text:list-item>
          <text:p text:style-name="P2">Radio and cellular networks</text:p>
        </text:list-item>
        <text:list-item>
          <text:p text:style-name="P2">Software Defined Radios (SDRs)</text:p>
        </text:list-item>
        <text:list-item>
          <text:p text:style-name="P2">Pre and post processing data</text:p>
        </text:list-item>
      </text:list>
      <text:p text:style-name="Heading_20_2"><text:bookmark text:name="_clre3r8wm6vl"/>Application of Programming: AI</text:p>
      <text:list xml:id="list1916905715" text:style-name="WWNum7">
        <text:list-item>
          <text:p text:style-name="P3">Image segmentation</text:p>
        </text:list-item>
        <text:list-item>
          <text:p text:style-name="P3">Fault detection</text:p>
        </text:list-item>
        <text:list-item>
          <text:p text:style-name="P3">Translation</text:p>
        </text:list-item>
        <text:list-item>
          <text:p text:style-name="P3">Playing games</text:p>
        </text:list-item>
        <text:list-item>
          <text:p text:style-name="P3">Image generation</text:p>
        </text:list-item>
      </text:list>
      <text:p text:style-name="Heading_20_2"><text:bookmark text:name="_ivj0s13b1t8c"/>Application of Programming: Manufacturing</text:p>
      <text:list xml:id="list1840645988" text:style-name="WWNum4">
        <text:list-item>
          <text:p text:style-name="P4">3D printing of polymers and alloys</text:p>
        </text:list-item>
        <text:list-item>
          <text:p text:style-name="P4"><text:soft-page-break/>Advanced machining methods</text:p>
        </text:list-item>
        <text:list-item>
          <text:p text:style-name="P4">Automated assembly lines using sensors and robots</text:p>
        </text:list-item>
      </text:list>
      <text:p text:style-name="Heading_20_2"><text:bookmark text:name="_rt1wutdl4bw3"/>Applications of Programming: Simulation</text:p>
      <text:list xml:id="list786225740" text:style-name="WWNum17">
        <text:list-item>
          <text:p text:style-name="P5">Thermal properties</text:p>
        </text:list-item>
        <text:list-item>
          <text:p text:style-name="P5">Aerodynamics</text:p>
        </text:list-item>
        <text:list-item>
          <text:p text:style-name="P5">Structutral stress analysis</text:p>
        </text:list-item>
        <text:list-item>
          <text:p text:style-name="P5">Simulated environments</text:p>
        </text:list-item>
      </text:list>
      <text:p text:style-name="Heading_20_2"><text:bookmark text:name="_ykgtigdg54bb"/>Application of Programming: IOT</text:p>
      <text:list xml:id="list2862243726" text:style-name="WWNum18">
        <text:list-item>
          <text:p text:style-name="P6">Intelligent Transportation Systems (ITS)</text:p>
        </text:list-item>
        <text:list-item>
          <text:p text:style-name="P6">Smart grids</text:p>
        </text:list-item>
        <text:list-item>
          <text:p text:style-name="P6">Supply chain management</text:p>
        </text:list-item>
        <text:list-item>
          <text:p text:style-name="P6">Smart cities</text:p>
        </text:list-item>
      </text:list>
      <text:p text:style-name="Heading_20_1"><text:bookmark text:name="_t5ga03j70jpx"/>Types of Languages</text:p>
      <text:list xml:id="list963433253" text:style-name="WWNum5">
        <text:list-item>
          <text:p text:style-name="P7">Computer programming languages are used to express a set of instructions for a digital computer</text:p>
        </text:list-item>
        <text:list-item>
          <text:p text:style-name="P7">There are a large number of languages with many different users:</text:p>
          <text:list>
            <text:list-item>
              <text:p text:style-name="P22">Arithmetic: Fortran, C</text:p>
            </text:list-item>
            <text:list-item>
              <text:p text:style-name="P22">Business: Cobol, SQL</text:p>
            </text:list-item>
            <text:list-item>
              <text:p text:style-name="P22">Education: BASIC, Pascal</text:p>
            </text:list-item>
            <text:list-item>
              <text:p text:style-name="P22">Statistics: R</text:p>
            </text:list-item>
            <text:list-item>
              <text:p text:style-name="P22">Documentation: TeX, PS (PostScript), and LaTeX, and Markup</text:p>
            </text:list-item>
            <text:list-item>
              <text:p text:style-name="P22">WWW Display: HTML</text:p>
            </text:list-item>
          </text:list>
        </text:list-item>
      </text:list>
      <text:p text:style-name="Heading_20_2"><text:bookmark text:name="_e7x7zpy1zy0s"/><text:soft-page-break/>Machines Languages</text:p>
      <text:list xml:id="list4087187929" text:style-name="WWNum10">
        <text:list-item>
          <text:p text:style-name="P8">These languages allow programmers to write code to access the hardware directly</text:p>
        </text:list-item>
        <text:list-item>
          <text:p text:style-name="P8">Instructions are programmed in patterns of bits through the processor for actions to take place</text:p>
        </text:list-item>
        <text:list-item>
          <text:p text:style-name="P8">These types of programming languages are also called “native languages”</text:p>
        </text:list-item>
      </text:list>
      <text:p text:style-name="Heading_20_2"><text:bookmark text:name="_2gzleghzn484"/>Assembly Langauges</text:p>
      <text:list xml:id="list1560041559" text:style-name="WWNum16">
        <text:list-item>
          <text:p text:style-name="P9">Uses code to modify the processor registers</text:p>
        </text:list-item>
        <text:list-item>
          <text:p text:style-name="P9">It is called a “low level programming language” because it has very strong correspondence between the instructions and the machine architecture.</text:p>
        </text:list-item>
      </text:list>
      <text:p text:style-name="Heading_20_2"><text:bookmark text:name="_w36nz78asagt"/>Compiled Languages</text:p>
      <text:list xml:id="list499100841" text:style-name="WWNum20">
        <text:list-item>
          <text:p text:style-name="P10">A compiler takes instructions written in a language (C or C++) and links the commands with libraries and headers to generate native code for the hardware to execute</text:p>
        </text:list-item>
        <text:list-item>
          <text:p text:style-name="P10">Compiled instructions run much faster than interpreted code</text:p>
        </text:list-item>
        <text:list-item>
          <text:p text:style-name="P10">Each compilation creates an executable</text:p>
        </text:list-item>
        <text:list-item>
          <text:p text:style-name="P10">Different platforms need different compilation code</text:p>
        </text:list-item>
      </text:list>
      <text:p text:style-name="Heading_20_2"><text:bookmark text:name="_whlrpwux6hr5"/>Interpreted-based Languages</text:p>
      <text:list xml:id="list3135041814" text:style-name="WWNum6">
        <text:list-item>
          <text:p text:style-name="P11">The interpreter is a component that reads each line of code to “interpret” and generates native instructions</text:p>
        </text:list-item>
        <text:list-item>
          <text:p text:style-name="P11">This process is much slower since the interpreter converts each line of code</text:p>
        </text:list-item>
        <text:list-item>
          <text:p text:style-name="P11">Python and JavaScript are “interpreted codebases”</text:p>
        </text:list-item>
        <text:list-item>
          <text:p text:style-name="P11">Each change to the program needs a interpretation and execution</text:p>
        </text:list-item>
      </text:list>
      <text:p text:style-name="Heading_20_2"><text:bookmark text:name="_4n54g8w1tny0"/>Object-oriented Programming</text:p>
      <text:list xml:id="list2294572972" text:style-name="WWNum21">
        <text:list-item>
          <text:p text:style-name="P12">Object-oriented programming (OOP) combines groups of data with methods to create an “object”</text:p>
        </text:list-item>
        <text:list-item>
          <text:p text:style-name="P12">OOP allows for a script to be a module, which helps with modifying and troubleshooting the script</text:p>
        </text:list-item>
        <text:list-item>
          <text:p text:style-name="P12">OOP allows for blocks of code to be easily used repeatedly</text:p>
        </text:list-item>
        <text:list-item>
          <text:p text:style-name="P12"><text:soft-page-break/>OOP languages have 3 main traits:</text:p>
          <text:list>
            <text:list-item>
              <text:p text:style-name="P23">Encapsulation</text:p>
            </text:list-item>
            <text:list-item>
              <text:p text:style-name="P23">Inheritance</text:p>
            </text:list-item>
            <text:list-item>
              <text:p text:style-name="P23">Polymorphism</text:p>
            </text:list-item>
          </text:list>
        </text:list-item>
      </text:list>
      <text:p text:style-name="Heading_20_3"><text:bookmark text:name="_uvl6jg49n4ga"/>Encapsulation</text:p>
      <text:list xml:id="list2379684287" text:style-name="WWNum11">
        <text:list-item>
          <text:p text:style-name="P13">Protecting data in a class from outside interference</text:p>
        </text:list-item>
        <text:list-item>
          <text:p text:style-name="P13">Allows for control of where data can be accessed, which can prevent functions outside the class or module from editing the data</text:p>
        </text:list-item>
        <text:list-item>
          <text:p text:style-name="P13">Adjusted using access modifiers</text:p>
        </text:list-item>
        <text:list-item>
          <text:p text:style-name="P13">Three levels of protections</text:p>
          <text:list>
            <text:list-item>
              <text:p text:style-name="P24">Public variables</text:p>
              <text:list>
                <text:list-item>
                  <text:p text:style-name="P32">Can be accessed by anyone</text:p>
                </text:list-item>
              </text:list>
            </text:list-item>
            <text:list-item>
              <text:p text:style-name="P24">Protected variables</text:p>
              <text:list>
                <text:list-item>
                  <text:p text:style-name="P32">Can only be accessed inside the same Python script</text:p>
                </text:list-item>
              </text:list>
            </text:list-item>
            <text:list-item>
              <text:p text:style-name="P24">Private variables</text:p>
              <text:list>
                <text:list-item>
                  <text:p text:style-name="P32">Can only be accessed inside the same class</text:p>
                </text:list-item>
              </text:list>
            </text:list-item>
          </text:list>
        </text:list-item>
      </text:list>
      <text:p text:style-name="Heading_20_3"><text:bookmark text:name="_p6b9qxcf9zp1"/>Inheritance</text:p>
      <text:list xml:id="list435539201" text:style-name="WWNum19">
        <text:list-item>
          <text:p text:style-name="P14">A child class wil inherit some characteristics from its parent</text:p>
        </text:list-item>
        <text:list-item>
          <text:p text:style-name="P14">The child class will have characteristics from its parent and its own unique characteristics</text:p>
        </text:list-item>
        <text:list-item>
          <text:p text:style-name="P14">Abstraction</text:p>
          <text:list>
            <text:list-item>
              <text:p text:style-name="P25">Structuring a class around functions without specifying the contents of those functions</text:p>
            </text:list-item>
            <text:list-item>
              <text:p text:style-name="P25">Abstract functions are given a concrete definition by a child class</text:p>
            </text:list-item>
            <text:list-item>
              <text:p text:style-name="P25"><text:soft-page-break/>Abstraction is useful for developing classes without needing to know the exact implementation</text:p>
            </text:list-item>
          </text:list>
        </text:list-item>
      </text:list>
      <text:p text:style-name="Heading_20_3"><text:bookmark text:name="_imcvytasutre"/>Polymorphism</text:p>
      <text:list xml:id="list4048042634" text:style-name="WWNum8">
        <text:list-item>
          <text:p text:style-name="P15">Two functions with the smae name but different implementations</text:p>
        </text:list-item>
        <text:list-item>
          <text:p text:style-name="P15">This is important when you have multiple classes working together</text:p>
        </text:list-item>
        <text:list-item>
          <text:p text:style-name="P15">Functions in one class are not affected by the implementation of functions in other class</text:p>
          <text:list>
            <text:list-item>
              <text:p text:style-name="P26">Example</text:p>
              <text:list>
                <text:list-item>
                  <text:p text:style-name="P33">May classes will have a __init__() function with their own unique implementation, but they are not affected by the __init__() function of another class</text:p>
                </text:list-item>
              </text:list>
            </text:list-item>
          </text:list>
        </text:list-item>
      </text:list>
      <text:p text:style-name="Heading_20_1"><text:bookmark text:name="_vi1gcnw740ny"/>Python</text:p>
      <text:p text:style-name="Heading_20_2"><text:bookmark text:name="_2ogf9gtt10jf"/>Modules, Packages, and Libraries</text:p>
      <text:list xml:id="list786611455" text:style-name="WWNum1">
        <text:list-item>
          <text:p text:style-name="P27">Modules</text:p>
          <text:list>
            <text:list-item>
              <text:p text:style-name="P34">A bunch of related code saved into one files with the .py extension</text:p>
            </text:list-item>
            <text:list-item>
              <text:p text:style-name="P34">Contain functions, classes, variables, and etc</text:p>
            </text:list-item>
          </text:list>
        </text:list-item>
        <text:list-item>
          <text:p text:style-name="P27">Packages</text:p>
          <text:list>
            <text:list-item>
              <text:p text:style-name="P34">A collection of modules</text:p>
            </text:list-item>
            <text:list-item>
              <text:p text:style-name="P34">Must contain the file names __init__.py</text:p>
            </text:list-item>
            <text:list-item>
              <text:p text:style-name="P34">Can have a hierarchical architecture</text:p>
            </text:list-item>
            <text:list-item>
              <text:p text:style-name="P34">Examples</text:p>
              <text:list>
                <text:list-item>
                  <text:p text:style-name="P39">Numpy</text:p>
                </text:list-item>
                <text:list-item>
                  <text:p text:style-name="P39">Pandas</text:p>
                </text:list-item>
                <text:list-item>
                  <text:p text:style-name="P39">Etc</text:p>
                </text:list-item>
              </text:list>
            </text:list-item>
          </text:list>
        </text:list-item>
        <text:list-item>
          <text:p text:style-name="P27">Libraries</text:p>
          <text:list>
            <text:list-item>
              <text:p text:style-name="P34"><text:soft-page-break/>Very similar to packages</text:p>
            </text:list-item>
            <text:list-item>
              <text:p text:style-name="P34">Examples</text:p>
              <text:list>
                <text:list-item>
                  <text:p text:style-name="P39">Pytorch</text:p>
                </text:list-item>
                <text:list-item>
                  <text:p text:style-name="P39">Matplotlib</text:p>
                </text:list-item>
              </text:list>
            </text:list-item>
          </text:list>
        </text:list-item>
      </text:list>
      <text:p text:style-name="Heading_20_2"><text:bookmark text:name="_4kgqtuakpadb"/>Variable initialization</text:p>
      <text:list xml:id="list3045584688" text:style-name="WWNum14">
        <text:list-item>
          <text:p text:style-name="P16">Python does not require a variable to be declared with a specific data type</text:p>
        </text:list-item>
        <text:list-item>
          <text:p text:style-name="P16">Data types</text:p>
          <text:list>
            <text:list-item>
              <text:p text:style-name="P28">Integer</text:p>
            </text:list-item>
            <text:list-item>
              <text:p text:style-name="P28">Whole numbers (2, 50, 12)</text:p>
            </text:list-item>
            <text:list-item>
              <text:p text:style-name="P28">String</text:p>
              <text:list>
                <text:list-item>
                  <text:p text:style-name="P35">Represent unicode character values ( a, word, Hello World)</text:p>
                </text:list-item>
              </text:list>
            </text:list-item>
            <text:list-item>
              <text:p text:style-name="P28">Float</text:p>
              <text:list>
                <text:list-item>
                  <text:p text:style-name="P35">Decimal point values (2.0, 12.2, 21.15345)</text:p>
                </text:list-item>
              </text:list>
            </text:list-item>
            <text:list-item>
              <text:p text:style-name="P28">Boolean</text:p>
              <text:list>
                <text:list-item>
                  <text:p text:style-name="P35">Can be true or false</text:p>
                </text:list-item>
              </text:list>
            </text:list-item>
          </text:list>
        </text:list-item>
        <text:list-item>
          <text:p text:style-name="P16">Collections data types</text:p>
          <text:list>
            <text:list-item>
              <text:p text:style-name="P28">List</text:p>
              <text:list>
                <text:list-item>
                  <text:p text:style-name="P35">Ordered and changeable [10, 20, “hello”, 12.0]</text:p>
                </text:list-item>
              </text:list>
            </text:list-item>
            <text:list-item>
              <text:p text:style-name="P28">Tuple</text:p>
              <text:list>
                <text:list-item>
                  <text:p text:style-name="P35">Ordered, unchangeable and immutable (10, 20, 30, 40)</text:p>
                </text:list-item>
              </text:list>
            </text:list-item>
            <text:list-item>
              <text:p text:style-name="P28">Set</text:p>
              <text:list>
                <text:list-item>
                  <text:p text:style-name="P35"><text:soft-page-break/>Unordered, unchangeable, each item contains a key and items, and it cannot contain duplicates {‘Age’ : 20, ‘Name’ : ‘John’}</text:p>
                </text:list-item>
              </text:list>
            </text:list-item>
          </text:list>
        </text:list-item>
      </text:list>
      <text:p text:style-name="Heading_20_2"><text:bookmark text:name="_xfuxz4rsdunm"/>Classes and Functions</text:p>
      <text:list xml:id="list1947068778" text:style-name="WWNum9">
        <text:list-item>
          <text:p text:style-name="P17">Classes act as a blueprint for an object</text:p>
        </text:list-item>
        <text:list-item>
          <text:p text:style-name="P17">Classes can contain can inherit traits of parent classes</text:p>
        </text:list-item>
        <text:list-item>
          <text:p text:style-name="P17">All classes contain some built-in functions that define basic functions</text:p>
          <text:list>
            <text:list-item>
              <text:p text:style-name="P29">__init__()</text:p>
              <text:list>
                <text:list-item>
                  <text:p text:style-name="P36">Called when the class is used to create a new object</text:p>
                </text:list-item>
              </text:list>
            </text:list-item>
            <text:list-item>
              <text:p text:style-name="P29">__call__()</text:p>
              <text:list>
                <text:list-item>
                  <text:p text:style-name="P36">Called when the class is called when the object is used like a function</text:p>
                </text:list-item>
              </text:list>
            </text:list-item>
          </text:list>
        </text:list-item>
        <text:list-item>
          <text:p text:style-name="P17">Function are blocks of code</text:p>
        </text:list-item>
        <text:list-item>
          <text:p text:style-name="P17">Functions are used to easily run the same block of code multiple times</text:p>
        </text:list-item>
        <text:list-item>
          <text:p text:style-name="P17">Data known as parameters can be passed into function as an input</text:p>
        </text:list-item>
        <text:list-item>
          <text:p text:style-name="P17">Function can also return data</text:p>
        </text:list-item>
      </text:list>
      <text:p text:style-name="Heading_20_2"><text:bookmark text:name="_q3trp7e964og"/>Conditions</text:p>
      <text:list xml:id="list3140814832" text:style-name="WWNum13">
        <text:list-item>
          <text:p text:style-name="P18">Conditions are used to test if a statement is true</text:p>
          <text:list>
            <text:list-item>
              <text:p text:style-name="P30">Equals</text:p>
              <text:list>
                <text:list-item>
                  <text:p text:style-name="P37">a == b</text:p>
                </text:list-item>
              </text:list>
            </text:list-item>
            <text:list-item>
              <text:p text:style-name="P30">Not equals</text:p>
              <text:list>
                <text:list-item>
                  <text:p text:style-name="P37">a != b</text:p>
                </text:list-item>
              </text:list>
            </text:list-item>
            <text:list-item>
              <text:p text:style-name="P30">Less than</text:p>
              <text:list>
                <text:list-item>
                  <text:p text:style-name="P37">a &lt; b</text:p>
                </text:list-item>
              </text:list>
            </text:list-item>
            <text:list-item>
              <text:p text:style-name="P30"><text:soft-page-break/>Less than or equal to</text:p>
              <text:list>
                <text:list-item>
                  <text:p text:style-name="P37">A &lt;= b</text:p>
                </text:list-item>
              </text:list>
            </text:list-item>
            <text:list-item>
              <text:p text:style-name="P30">Greater than</text:p>
              <text:list>
                <text:list-item>
                  <text:p text:style-name="P37">a &gt; b</text:p>
                </text:list-item>
              </text:list>
            </text:list-item>
            <text:list-item>
              <text:p text:style-name="P30">Greater than or equal to</text:p>
              <text:list>
                <text:list-item>
                  <text:p text:style-name="P37">a &gt;= b</text:p>
                </text:list-item>
              </text:list>
            </text:list-item>
          </text:list>
        </text:list-item>
        <text:list-item>
          <text:p text:style-name="P18">Conditions can be combined using OR and AND</text:p>
          <text:list>
            <text:list-item>
              <text:p text:style-name="P30">OR is true if a or b is true</text:p>
            </text:list-item>
            <text:list-item>
              <text:p text:style-name="P30">AND is true if a and b are true</text:p>
            </text:list-item>
          </text:list>
        </text:list-item>
      </text:list>
      <text:p text:style-name="Heading_20_3"><text:bookmark text:name="_jbyp9tri86j"/>If Else statements</text:p>
      <text:list xml:id="list3045463102" text:style-name="WWNum3">
        <text:list-item>
          <text:p text:style-name="P19">Decides what code to run based if a condition is true</text:p>
        </text:list-item>
        <text:list-item>
          <text:p text:style-name="P19">Starts with an IF statement</text:p>
        </text:list-item>
        <text:list-item>
          <text:p text:style-name="P19">Elif statements can be used if there are more than two options</text:p>
        </text:list-item>
        <text:list-item>
          <text:p text:style-name="P19">Ends with an else statement, which covers all other cases</text:p>
        </text:list-item>
        <text:list-item>
          <text:p text:style-name="P19">If statements can be used by themselves</text:p>
        </text:list-item>
      </text:list>
      <text:p text:style-name="Heading_20_3"><text:bookmark text:name="_eyx1oovlxmuo"/>Loops</text:p>
      <text:list xml:id="list770288276" text:style-name="WWNum2">
        <text:list-item>
          <text:p text:style-name="P20">For loops</text:p>
          <text:list>
            <text:list-item>
              <text:p text:style-name="P31">Iterates over a sequence</text:p>
              <text:list>
                <text:list-item>
                  <text:p text:style-name="P38">Can be a list, tuple, dictionary, set, or string</text:p>
                </text:list-item>
              </text:list>
            </text:list-item>
          </text:list>
        </text:list-item>
        <text:list-item>
          <text:p text:style-name="P20">While loops</text:p>
          <text:list>
            <text:list-item>
              <text:p text:style-name="P31">Executes a set of codes if a condition is true</text:p>
              <text:list>
                <text:list-item>
                  <text:p text:style-name="P38"><text:soft-page-break/>If you dont add a way to break then loopp it will run it forever</text:p>
                </text:list-item>
                <text:list-item>
                  <text:p text:style-name="P38">Can add an ELSE after the loop for when the condition is no longer true</text:p>
                </text:list-item>
              </text:list>
            </text:list-item>
          </text:list>
        </text:list-item>
        <text:list-item>
          <text:p text:style-name="P20">The BREAK statement can be used to stop a loop from continuing</text:p>
        </text:list-item>
        <text:list-item>
          <text:p text:style-name="P20">The CONTINUE statement will break the current iteration and start the nex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Abdon Morales Jr<text:tab/><text:tab/><text:tab/><text:tab/><text:tab/><text:tab/><text:tab/><text:tab/><text:tab/><text:tab/>Jun 27, 202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72" meta:word-count="1157" meta:character-count="6399" meta:non-whitespace-character-count="5553"/>
    <meta:generator>LibreOfficeDev/6.0.5.2$Linux_X86_64 LibreOffice_project/</meta:generator>
  </office:meta>
</office:document-meta>
</file>